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23" style:family="paragraph" style:parent-style-name="Preformatted_20_Text">
      <style:text-properties style:text-line-through-style="none" style:text-line-through-type="none" fo:font-weight="normal" officeooo:rsid="0020a221" officeooo:paragraph-rsid="0020a221" style:font-weight-asian="normal" style:font-weight-complex="normal"/>
    </style:style>
    <style:style style:name="P24" style:family="paragraph" style:parent-style-name="Preformatted_20_Text">
      <style:text-properties style:text-line-through-style="none" style:text-line-through-type="none" fo:font-weight="normal" officeooo:rsid="0020a221" officeooo:paragraph-rsid="002c2a62" style:font-weight-asian="normal" style:font-weight-complex="normal"/>
    </style:style>
    <style:style style:name="P25" style:family="paragraph" style:parent-style-name="Preformatted_20_Text">
      <style:text-properties style:text-line-through-style="none" style:text-line-through-type="none" fo:font-weight="normal" officeooo:rsid="00280025" officeooo:paragraph-rsid="00280025" style:font-weight-asian="normal" style:font-weight-complex="normal"/>
    </style:style>
    <style:style style:name="P26" style:family="paragraph" style:parent-style-name="Preformatted_20_Text">
      <style:text-properties style:text-line-through-style="none" style:text-line-through-type="none" fo:font-weight="normal" officeooo:rsid="002c2a62" officeooo:paragraph-rsid="002c2a62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1c68c7"/>
    </style:style>
    <style:style style:name="T6" style:family="text">
      <style:text-properties officeooo:rsid="00280025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0a221"/>
    </style:style>
    <style:style style:name="T9" style:family="text">
      <style:text-properties style:text-line-through-style="none" style:text-line-through-type="none" officeooo:rsid="002d83cc"/>
    </style:style>
    <style:style style:name="T10" style:family="text">
      <style:text-properties officeooo:rsid="002d2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20">make a variable called userInputArr, that splits it on " ".</text:p>
      <text:p text:style-name="P16"/>
      <text:p text:style-name="P22">First I remove all spaces from the string</text:p>
      <text:p text:style-name="P22">then,</text:p>
      <text:p text:style-name="P22">for each element in the string, I want to check first if it can be a number<text:span text:style-name="T6"> or a "."</text:span>.</text:p>
      <text:p text:style-name="P21">if not, I want to check if it is an existing operator. <text:span text:style-name="T7">If that is the case I will </text:span><text:span text:style-name="T9">push</text:span><text:span text:style-name="T7"> everything before that and add it to "userInputArray"</text:span><text:span text:style-name="T8">,</text:span></text:p>
      <text:p text:style-name="P23">and then take the current value, and shift that as a next array item.</text:p>
      <text:p text:style-name="P23"/>
      <text:p text:style-name="P26">if value is a number, concat it to currentElement</text:p>
      <text:p text:style-name="P26"/>
      <text:p text:style-name="P26">If value is an operator, push currentElement to inputArray</text:p>
      <text:p text:style-name="P26">then push the operator to inputArray</text:p>
      <text:p text:style-name="P26">if an error returns, alert<text:span text:style-name="T10">:</text:span> value ... is invalid. I am vewwy sowwy (◞‸ ◟)💧</text:p>
      <text:p text:style-name="P24"/>
      <text:p text:style-name="P25">make a function that loops through every symbol in the string</text:p>
      <text:p text:style-name="P16"/>
      <text:p text:style-name="P14">for each item in the array, check it for operators<text:span text:style-name="T3">, and save the </text:span><text:span text:style-name="T5">number of the </text:span><text:span text:style-name="T3">array index of that operator</text:span>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.</text:p>
      <text:p text:style-name="P14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3:03:10.126480468</dc:date>
    <meta:editing-duration>PT3H23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5" meta:paragraph-count="92" meta:word-count="836" meta:character-count="4554" meta:non-whitespace-character-count="3769"/>
  </office:meta>
</office:document-meta>
</file>